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EnginePlugin.getImageDescripto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EnginePlugin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EnginePlugin.stop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EnginePlugin.getResourceBund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EnginePlugin.start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EnginePlugin.getResourceString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EnginePlugin.ServletEnginePlu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